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font-size="8.000000000000000pt"/>
    </style:style>
    <style:style style:name="T24" style:family="text">
      <style:text-properties fo:background-color="transparent" fo:color="#55aa7f" fo:font-size="10.000000000000000pt"/>
    </style:style>
    <style:style style:name="T25" style:family="text">
      <style:text-properties fo:background-color="transparent" fo:color="#55aa7f" fo:font-size="8.000000000000000pt"/>
    </style:style>
    <style:style style:name="T26" style:family="text">
      <style:text-properties fo:background-color="transparent" fo:color="#55aaff" fo:font-size="10.000000000000000pt"/>
    </style:style>
    <style:style style:name="T27" style:family="text">
      <style:text-properties fo:font-size="10.000000000000000pt" fo:font-weight="bold"/>
    </style:style>
    <style:style style:name="T28" style:family="text">
      <style:text-properties fo:font-size="10.000000000000000pt" style:text-underline-style="solid" style:text-underline-type="single"/>
    </style:style>
    <style:style style:name="T29" style:family="text">
      <style:text-properties fo:background-color="transparent" fo:color="#55aaff" fo:font-weight="bold"/>
    </style:style>
    <style:style style:name="T30" style:family="text">
      <style:text-properties fo:background-color="transparent" fo:color="#005500" fo:font-size="10.000000000000000pt" fo:font-style="italic" style:text-underline-style="solid" style:text-underline-type="single"/>
    </style:style>
    <style:style style:name="T31" style:family="text">
      <style:text-properties fo:background-color="transparent" fo:color="#005500" fo:font-size="10.000000000000000pt" fo:font-style="normal" style:text-underline-style="none" style:text-underline-type="none"/>
    </style:style>
    <style:style style:name="T32" style:family="text">
      <style:text-properties fo:background-color="transparent" fo:font-size="10.000000000000000pt" fo:font-style="normal" style:text-underline-style="none" style:text-underline-type="none"/>
    </style:style>
    <style:style style:name="T33" style:family="text">
      <style:text-properties fo:background-color="transparent" fo:color="#55aa7f" fo:font-size="11.000000000000000pt"/>
    </style:style>
    <style:style style:name="T34" style:family="text">
      <style:text-properties fo:font-size="9.000000000000000pt" fo:font-weight="bold"/>
    </style:style>
    <style:style style:name="T35" style:family="text">
      <style:text-properties fo:background-color="transparent" fo:color="#55aaff" fo:font-size="8.000000000000000pt" style:text-underline-style="solid" style:text-underline-type="single"/>
    </style:style>
    <style:style style:name="T36" style:family="text">
      <style:text-properties fo:background-color="transparent" fo:color="#55aa7f" fo:font-size="8.000000000000000pt" style:text-underline-style="solid" style:text-underline-type="single"/>
    </style:style>
    <style:style style:name="T37" style:family="text">
      <style:text-properties fo:background-color="transparent" fo:font-size="8.000000000000000pt" style:text-underline-style="solid" style:text-underline-type="single"/>
    </style:style>
    <style:style style:name="T38" style:family="text">
      <style:text-properties fo:font-size="10.000000000000000pt" fo:font-weight="normal" style:text-underline-style="solid" style:text-underline-type="single"/>
    </style:style>
    <style:style style:name="T39" style:family="text">
      <style:text-properties fo:background-color="transparent" fo:color="#55aaff"/>
    </style:style>
    <style:style style:name="T40" style:family="text">
      <style:text-properties fo:background-color="transparent" fo:color="#55aaff" fo:font-size="9.000000000000000pt"/>
    </style:style>
    <style:style style:name="T41" style:family="text">
      <style:text-properties fo:font-family="宋体" fo:font-weight="bold"/>
    </style:style>
    <style:style style:name="T42" style:family="text">
      <style:text-properties fo:font-family="宋体" fo:font-size="10.000000000000000pt"/>
    </style:style>
    <style:style style:name="T43" style:family="text">
      <style:text-properties fo:font-family="仿宋" fo:font-size="12.000000000000000pt"/>
    </style:style>
    <style:style style:name="T44" style:family="text">
      <style:text-properties fo:font-family="Sans" fo:font-size="9.000000000000000pt"/>
    </style:style>
    <style:style style:name="T45" style:family="text">
      <style:text-properties fo:font-family="仿宋" fo:font-size="11.000000000000000pt"/>
    </style:style>
    <style:style style:name="T46" style:family="text">
      <style:text-properties fo:font-family="仿宋" fo:font-size="10.000000000000000pt"/>
    </style:style>
    <style:style style:name="T47"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6">目前序号调整在代码如下（g_NumberH1PreIndex等等 临时解决方案）</text:p>
      <text:p text:style-name="P6">void KWNavigationWidget::updateData()</text:p>
      <text:p text:style-name="P6"/>
      <text:p text:style-name="P6"><text:span text:style-name="T23">在代码</text:span></text:p>
      <text:p text:style-name="P6"><text:span text:style-name="T23">void KWNavigationWidget::initUi() 中</text:span></text:p>
      <text:p text:style-name="P6"><text:span text:style-name="T23">{</text:span></text:p>
      <text:p text:style-name="P6"><text:span text:style-name="T23">注释</text:span></text:p>
      <text:p text:style-name="P6"><text:span text:style-name="T23">///m_treeView-&gt;setItemsExpandable(false); 可以展开和收起</text:span></text:p>
      <text:p text:style-name="P6"><text:span text:style-name="T23">m_treeView-&gt;setExpandsOnDoubleClick(false);///add openword 20210804 <text:s/>禁止双击选择行收起和展开，保留 + - 号展开和收缩</text:span></text:p>
      <text:p text:style-name="P6"><text:span text:style-name="T23">m_treeView-&gt;setSelectionMode(QAbstractItemView::SingleSelection/*NoSelection*/);///openword 20210804 选中单行</text:span></text:p>
      <text:p text:style-name="P6"><text:span text:style-name="T23">....</text:span></text:p>
      <text:p text:style-name="P6"/>
      <text:p text:style-name="P6"><text:span text:style-name="T23">}</text:span></text:p>
      <text:p text:style-name="P6"/>
      <text:p text:style-name="P6"><text:span text:style-name="T24">实现双击直接跳转到指定的页面的代码如下？</text:span></text:p>
      <text:p text:style-name="P6"><text:span text:style-name="T25">void KWNavigationWidget::navigationClicked(QModelIndex idx)</text:span></text:p>
      <text:p text:style-name="P6"/>
      <text:h text:outline-level="3" text:style-name="P12"><text:span text:style-name="T26">段落前序号:(一、二....)</text:span></text:h>
      <text:p text:style-name="P6"/>
      <text:p text:style-name="P6"><text:span text:style-name="T27">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8">如：&lt;w:numFmt w:val="chineseCounting"/&gt; <text:s/>是 一 二 三...符号</text:span></text:p>
      <text:p text:style-name="P6"><text:span text:style-name="T26">///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7">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29">界面语言</text:span>配置及KXmlGuiWindow KConfigGui等）:</text:p>
      <text:p text:style-name="P6">void KoMainWindow::slotConfigureToolbars()</text:p>
      <text:p text:style-name="P6"><text:span text:style-name="T30">to do .... ki18n 设置语言地方？</text:span></text:p>
      <text:p text:style-name="P6"><text:span text:style-name="T31">KLocalizedString::setLanguages(strlist); 设置失败</text:span></text:p>
      <text:p text:style-name="P6"/>
      <text:p text:style-name="P6"><text:span text:style-name="T32">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3">目前可以提取出来单独使用(参考kxmlgui\tests\kxmlGuiMain)</text:span></text:p>
      <text:p text:style-name="P6"/>
      <text:h text:outline-level="2" text:style-name="P11">文档转换</text:h>
      <text:p text:style-name="P6"><text:span text:style-name="T34"><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3">Docx documents contain docx specific markup language, VML(handled in later chapters), charts and SmartArt. The docx specific part of the code can be found from filters/docx/ folder.</text:span></text:p>
      <text:p text:style-name="P16"><text:span text:style-name="T23">An example of a real life example document could look like:</text:span></text:p>
      <text:p text:style-name="P16"><text:span text:style-name="T23">[Content_Types].xml</text:span></text:p>
      <text:p text:style-name="P16"><text:span text:style-name="T23">docProps/app.xml</text:span></text:p>
      <text:p text:style-name="P16"><text:span text:style-name="T23">docProps/core.xml</text:span></text:p>
      <text:p text:style-name="P16"><text:span text:style-name="T23">word/document.xml</text:span></text:p>
      <text:p text:style-name="P16"><text:span text:style-name="T23">word/endnotes.xml</text:span></text:p>
      <text:p text:style-name="P16"><text:span text:style-name="T23">word/fontTable.xml</text:span></text:p>
      <text:p text:style-name="P16"><text:span text:style-name="T23">word/footnotes.xml</text:span></text:p>
      <text:p text:style-name="P16"><text:span text:style-name="T23">word/header1.xml</text:span></text:p>
      <text:p text:style-name="P16"><text:span text:style-name="T23">word/numbering.xml</text:span></text:p>
      <text:p text:style-name="P16"><text:span text:style-name="T23">word/settings.xml</text:span></text:p>
      <text:p text:style-name="P16"><text:span text:style-name="T23">word/styles.xml</text:span></text:p>
      <text:p text:style-name="P16"><text:span text:style-name="T23">word/webSettings.xml</text:span></text:p>
      <text:p text:style-name="P16"><text:span text:style-name="T23">word/embeddings/oleObject1.bin</text:span></text:p>
      <text:p text:style-name="P16"><text:span text:style-name="T23">word/media/image1.wmf</text:span></text:p>
      <text:p text:style-name="P16"><text:span text:style-name="T23">word/_rels/document.xml.rels</text:span></text:p>
      <text:p text:style-name="P16"><text:span text:style-name="T23">word/_rels/header1.xml.rels</text:span></text:p>
      <text:p text:style-name="P16"><text:span text:style-name="T23">word/theme/theme1.xml</text:span></text:p>
      <text:p text:style-name="P16"/>
      <text:p text:style-name="P16"><text:span text:style-name="T23">When the file is opened, the execution starts from</text:span></text:p>
      <text:p text:style-name="P16"><text:span text:style-name="T23">words/docx/DocxImport.cpp which reads the rest of the files in order.</text:span></text:p>
      <text:p text:style-name="P16"/>
      <text:p text:style-name="P16"><text:span text:style-name="T23">[Content_Types].xml</text:span></text:p>
      <text:p text:style-name="P16"><text:span text:style-name="T23">This file lists the main document (document.xml) and all other content used in the zipped file.</text:span></text:p>
      <text:p text:style-name="P16"><text:span text:style-name="T23">The reading then proceeds from files which contain meta information needed in document.xml</text:span></text:p>
      <text:p text:style-name="P16"/>
      <text:p text:style-name="P16"><text:span text:style-name="T23">fonttable.xml – DocxXmlFontTableReader</text:span></text:p>
      <text:p text:style-name="P16"><text:span text:style-name="T23">Lists all the fonts used in the document, maps to style:font-face in ODF styles.xml.</text:span></text:p>
      <text:p text:style-name="P16"/>
      <text:p text:style-name="P16"><text:span text:style-name="T23">settings.xml – DocxXmlSettingsReader</text:span></text:p>
      <text:p text:style-name="P16"><text:span text:style-name="T23">This file contains application settings such as default tab spacing, whether the document should show it's background, default values for new shapes etc.</text:span></text:p>
      <text:p text:style-name="P16"><text:span text:style-name="T23">Most settings are ignored atm.as they don't seem to have a well defined ODF counterpart.</text:span></text:p>
      <text:p text:style-name="P16"/>
      <text:p text:style-name="P16"><text:span text:style-name="T23">themeX.xml – libmsooxml/MsooXmlThemesReader</text:span></text:p>
      <text:p text:style-name="P16"><text:span text:style-name="T23">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3">numbering.xml – DocxXmlNumberingReader</text:span></text:p>
      <text:p text:style-name="P16"><text:span text:style-name="T23">Most list styles used in Docx files are defined in this file. They are then referred from the main document.</text:span></text:p>
      <text:p text:style-name="P16"><text:span text:style-name="T35">[document.xml 中{w:numPr .} 中numId值对应 numbering.xml中numId值--&gt;然后在通过在numbering.xml中abstractNumId值对应具体的list格式]</text:span></text:p>
      <text:p text:style-name="P16"/>
      <text:p text:style-name="P16"><text:span text:style-name="T23">footnotes.xml / comments.xml / endnotes.xml – DocxXmlFootnoteReader / DocxXmlCommentReader / DocxXmlEndnoteReader</text:span></text:p>
      <text:p text:style-name="P16"><text:span text:style-name="T23">These files contain footnotes/comments/endnotes which are referred in the actual document.</text:span></text:p>
      <text:p text:style-name="P16"/>
      <text:p text:style-name="P16"><text:span text:style-name="T23">styles.xml – DocxXmlStylesReader</text:span></text:p>
      <text:p text:style-name="P16"><text:span text:style-name="T23">This file contains predefined paragraph, text, table etc styles, which are then used in the main document.</text:span></text:p>
      <text:p text:style-name="P16"/>
      <text:p text:style-name="P16"><text:span text:style-name="T23">document.xml – DocxXmlDocumentReader</text:span></text:p>
      <text:p text:style-name="P16"><text:span text:style-name="T23">This file is the actual document body.</text:span></text:p>
      <text:p text:style-name="P16"/>
      <text:p text:style-name="P16"><text:span text:style-name="T23">headerX.xml / footerX.xml – DocxXmlFooterReader / DocxXmlHeaderReader</text:span></text:p>
      <text:p text:style-name="P16"><text:span text:style-name="T23">Sections / Masterpages in the main document may define to have header &amp; footer, these files will contain the descriptions on how the headers/footers should look like.</text:span></text:p>
      <text:p text:style-name="P16"/>
      <text:p text:style-name="P16"><text:span text:style-name="T23">other xml files &amp; folders</text:span></text:p>
      <text:p text:style-name="P16"><text:span text:style-name="T23">Any other xml files mentioned here are not interpreted atm or are explained elsewhere (smart art, charts).</text:span></text:p>
      <text:p text:style-name="P16"><text:span text:style-name="T23">Files in media/embedding folder</text:span></text:p>
      <text:p text:style-name="P16"><text:span text:style-name="T23">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6">针对MSoffice的ODF文档的标题判断：</text:span></text:p>
      <text:p text:style-name="P6"><text:span text:style-name="T36">void KoTextLoader::loadHeading(const KoXmlElement &amp;element, QTextCursor &amp;cursor)</text:span></text:p>
      <text:p text:style-name="P6"><text:span text:style-name="T36">{</text:span></text:p>
      <text:p text:style-name="P6"><text:span text:style-name="T36">//add</text:span></text:p>
      <text:p text:style-name="P6"><text:span text:style-name="T36"><text:s text:c="8"/>if (d-&gt;context.odfLoadingContext().generator().startsWith(QLatin1String("MicrosoftOffice"))&amp;&amp;</text:span></text:p>
      <text:p text:style-name="P6"><text:span text:style-name="T36"><text:s text:c="15"/>(0 == styleName.compare(/*QString::fromLocal8Bit*/QLatin1String("P1"))))</text:span></text:p>
      <text:p text:style-name="P6"><text:span text:style-name="T36"><text:s text:c="8"/>{</text:span></text:p>
      <text:p text:style-name="P6"><text:span text:style-name="T36"><text:s text:c="12"/>level = 0;</text:span></text:p>
      <text:p text:style-name="P6"><text:span text:style-name="T36"><text:s text:c="8"/>}</text:span></text:p>
      <text:p text:style-name="P6"><text:span text:style-name="T36">}</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6">void KoTextLoader::loadHeading(const KoXmlElement &amp;element, QTextCursor &amp;cursor)</text:span></text:p>
      <text:p text:style-name="P6"/>
      <text:p text:style-name="P6">针对大纲显示级别的参数转换到odt后错误，及显示前后缀数据错误???to do</text:p>
      <text:p text:style-name="P6"><text:span text:style-name="T23">//解析所有文档生成的app名称：</text:span></text:p>
      <text:p text:style-name="P6"><text:span text:style-name="T23">KoOdfLoadingContext类包含：</text:span></text:p>
      <text:p text:style-name="P6"><text:span text:style-name="T23">"OpenOffice.org" "NeoOffice" "LibreOffice" "StarOffice" "Lotus Symphony"</text:span></text:p>
      <text:p text:style-name="P6"><text:span text:style-name="T23"><text:s/>GeneratorType { Unknown, Calligra, OpenOffice, MicrosoftOffice };</text:span></text:p>
      <text:p text:style-name="P6"><text:span text:style-name="T37">void KoOdfLoadingContext::parseGenerator() const</text:span></text:p>
      <text:p text:style-name="P6"/>
      <text:p text:style-name="P6"/>
      <text:p text:style-name="P6"><text:span text:style-name="T38">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39"><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0">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1">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2">Do the groundwork - create a shape</text:span></text:p>
      <text:p text:style-name="P6"><text:span text:style-name="T42">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2">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2">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2">The rotation, scaling and skewing is done through a matrix and so you don't need to care about it.</text:span></text:p>
      <text:p text:style-name="P6"/>
      <text:p text:style-name="P6"><text:span text:style-name="T42">So here is an example how your code might look like:</text:span></text:p>
      <text:p text:style-name="P6"/>
      <text:p text:style-name="P6"><text:span text:style-name="T42">#include &lt;KoShape.h&gt;</text:span></text:p>
      <text:p text:style-name="P6"/>
      <text:p text:style-name="P6"><text:span text:style-name="T42">class KoFooShape : public KoShape<text:s/></text:span></text:p>
      <text:p text:style-name="P6"><text:span text:style-name="T42">{</text:span></text:p>
      <text:p text:style-name="P6"><text:span text:style-name="T42">public:</text:span></text:p>
      <text:p text:style-name="P6"><text:span text:style-name="T42"><text:s text:c="4"/>KoFooShape();</text:span></text:p>
      <text:p text:style-name="P6"><text:span text:style-name="T42"><text:s text:c="4"/>~KoFooShape();</text:span></text:p>
      <text:p text:style-name="P6"/>
      <text:p text:style-name="P6"><text:span text:style-name="T42"><text:s text:c="4"/>// absolutly necessary:</text:span></text:p>
      <text:p text:style-name="P6"><text:span text:style-name="T42"><text:s text:c="4"/>void paint( QPainter &amp;painter,</text:span></text:p>
      <text:p text:style-name="P6"><text:span text:style-name="T42"><text:s text:c="16"/>const KoViewConverter &amp;converter );</text:span></text:p>
      <text:p text:style-name="P6"><text:span text:style-name="T42"><text:s text:c="4"/>virtual bool loadOdf(const KoXmlElement &amp; element, KoShapeLoadingContext &amp;context);</text:span></text:p>
      <text:p text:style-name="P6"><text:span text:style-name="T42"><text:s text:c="4"/>virtual void saveOdf(KoShapeSavingContext &amp; context) const;</text:span></text:p>
      <text:p text:style-name="P6"/>
      <text:p text:style-name="P6"><text:span text:style-name="T42">private:</text:span></text:p>
      <text:p text:style-name="P6"><text:span text:style-name="T42"><text:s text:c="4"/>SomeDataClass* m_dataClass;</text:span></text:p>
      <text:p text:style-name="P6"><text:span text:style-name="T42">};</text:span></text:p>
      <text:p text:style-name="P6"><text:span text:style-name="T42">Make your shape loadable - create a factory and a plugin</text:span></text:p>
      <text:p text:style-name="P6"><text:span text:style-name="T42">Now when you have created your shape class and implemented all the necessary things to make it at least compile you can think about the loading of your shape.</text:span></text:p>
      <text:p text:style-name="P6"/>
      <text:p text:style-name="P6"><text:span text:style-name="T42">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2">KoShape* createDefaultShape() const;</text:span></text:p>
      <text:p text:style-name="P6"><text:span text:style-name="T42">KoShape* createShape( const KoProperties* params ) const;</text:span></text:p>
      <text:p text:style-name="P6"><text:span text:style-name="T42">An example factory class definition:</text:span></text:p>
      <text:p text:style-name="P6"/>
      <text:p text:style-name="P6"><text:span text:style-name="T42">class FooShapeFactory : public KoShapeFactory {</text:span></text:p>
      <text:p text:style-name="P6"><text:span text:style-name="T42">public:</text:span></text:p>
      <text:p text:style-name="P6"><text:span text:style-name="T42"><text:s text:c="4"/>FooShapeFactory( QObject *parent );</text:span></text:p>
      <text:p text:style-name="P6"/>
      <text:p text:style-name="P6"><text:span text:style-name="T42"><text:s text:c="4"/>KoShape* createDefaultShape() const;</text:span></text:p>
      <text:p text:style-name="P6"><text:span text:style-name="T42"><text:s text:c="4"/>KoShape* createShape(const KoProperties* params) const;</text:span></text:p>
      <text:p text:style-name="P6"><text:span text:style-name="T42">};</text:span></text:p>
      <text:p text:style-name="P6"><text:span text:style-name="T42">The according implementation:</text:span></text:p>
      <text:p text:style-name="P6"/>
      <text:p text:style-name="P6"><text:span text:style-name="T42">FooShapeFactory::FooShapeFactory(QObject* parent)<text:s/></text:span></text:p>
      <text:p text:style-name="P6"><text:span text:style-name="T42"><text:s text:c="3"/>: KoShapeFactory( parent, "FooShape",</text:span></text:p>
      <text:p text:style-name="P6"><text:span text:style-name="T42"><text:s text:c="21"/>i18n("Foo Shape") )</text:span></text:p>
      <text:p text:style-name="P6"><text:span text:style-name="T42">{</text:span></text:p>
      <text:p text:style-name="P6"><text:span text:style-name="T42"><text:s text:c="4"/>setToolTip( i18n("A foo shape") );</text:span></text:p>
      <text:p text:style-name="P6"><text:span text:style-name="T42">}</text:span></text:p>
      <text:p text:style-name="P6"/>
      <text:p text:style-name="P6"><text:span text:style-name="T42">KoShape* FooShapeFactory::createDefaultShape() const</text:span></text:p>
      <text:p text:style-name="P6"><text:span text:style-name="T42">{</text:span></text:p>
      <text:p text:style-name="P6"><text:span text:style-name="T42"><text:s text:c="4"/>KoFooShape* fooShape = new KoFooShape();</text:span></text:p>
      <text:p text:style-name="P6"><text:span text:style-name="T42"><text:s text:c="4"/>// set defaults</text:span></text:p>
      <text:p text:style-name="P6"><text:span text:style-name="T42"><text:s text:c="4"/>return fooShape;</text:span></text:p>
      <text:p text:style-name="P6"><text:span text:style-name="T42">}</text:span></text:p>
      <text:p text:style-name="P6"/>
      <text:p text:style-name="P6"><text:span text:style-name="T42">KoShape* FooShapeFactory::createShape(</text:span></text:p>
      <text:p text:style-name="P6"><text:span text:style-name="T42"><text:s text:c="28"/>const KoProperties* params ) const</text:span></text:p>
      <text:p text:style-name="P6"><text:span text:style-name="T42">{</text:span></text:p>
      <text:p text:style-name="P6"><text:span text:style-name="T42"><text:s text:c="4"/>KoFooShape* fooShape = new KoFooShape();</text:span></text:p>
      <text:p text:style-name="P6"><text:span text:style-name="T42"><text:s text:c="4"/>// use the params</text:span></text:p>
      <text:p text:style-name="P6"><text:span text:style-name="T42"><text:s text:c="4"/>return fooShape;</text:span></text:p>
      <text:p text:style-name="P6"><text:span text:style-name="T42">}</text:span></text:p>
      <text:p text:style-name="P6"><text:span text:style-name="T42">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2">To register we would have to make a call like this:</text:span></text:p>
      <text:p text:style-name="P6"/>
      <text:p text:style-name="P6"><text:span text:style-name="T42">KoShapeRegistry::instance()-&gt;add( new FooShapeFactory( parent ) );</text:span></text:p>
      <text:p text:style-name="P6"><text:span text:style-name="T42">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2">The registration is done within the constructor of the FooShapePlugin class. This is a very simple class that represents the plugin and does registration.</text:span></text:p>
      <text:p text:style-name="P6"/>
      <text:p text:style-name="P6"><text:span text:style-name="T42">Example plugin class definition:</text:span></text:p>
      <text:p text:style-name="P6"/>
      <text:p text:style-name="P6"><text:span text:style-name="T42">#include &lt;QObject&gt;</text:span></text:p>
      <text:p text:style-name="P6"/>
      <text:p text:style-name="P6"><text:span text:style-name="T42">class FooShapePlugin : public QObject {</text:span></text:p>
      <text:p text:style-name="P6"><text:span text:style-name="T42"><text:s text:c="4"/>Q_OBJECT</text:span></text:p>
      <text:p text:style-name="P6"><text:span text:style-name="T42">public:</text:span></text:p>
      <text:p text:style-name="P6"><text:span text:style-name="T42"><text:s text:c="4"/>FooShapePlugin(QObject *parent, const QStringList&amp;);</text:span></text:p>
      <text:p text:style-name="P6"><text:span text:style-name="T42">};</text:span></text:p>
      <text:p text:style-name="P6"><text:span text:style-name="T42">Example plugin class implementation:</text:span></text:p>
      <text:p text:style-name="P6"/>
      <text:p text:style-name="P6"><text:span text:style-name="T42">#include "FooShapePlugin.h"</text:span></text:p>
      <text:p text:style-name="P6"><text:span text:style-name="T42">#include &lt;kgenericfactory.h&gt;</text:span></text:p>
      <text:p text:style-name="P6"/>
      <text:p text:style-name="P6"><text:span text:style-name="T42">K_EXPORT_COMPONENT_FACTORY(fooshapelibrary,</text:span></text:p>
      <text:p text:style-name="P6"><text:span text:style-name="T42"><text:s text:c="4"/>KGenericFactory&lt;FooShapePlugin&gt;( "FooPlugin" ) )</text:span></text:p>
      <text:p text:style-name="P6"/>
      <text:p text:style-name="P6"><text:span text:style-name="T42">FooShapePlugin::FooShapePlugin(QObject *parent, const QStringList&amp;)</text:span></text:p>
      <text:p text:style-name="P6"><text:span text:style-name="T42"><text:s text:c="4"/>: QObject(parent)</text:span></text:p>
      <text:p text:style-name="P6"><text:span text:style-name="T42">{</text:span></text:p>
      <text:p text:style-name="P6"><text:span text:style-name="T42"><text:s text:c="4"/>// register the shape's factory</text:span></text:p>
      <text:p text:style-name="P6"><text:span text:style-name="T42"><text:s text:c="4"/>KoShapeRegistry::instance()-&gt;add(</text:span></text:p>
      <text:p text:style-name="P6"><text:span text:style-name="T42"><text:s text:c="8"/>new KoFooShapeFactory( parent ) );</text:span></text:p>
      <text:p text:style-name="P6"><text:span text:style-name="T42"><text:s text:c="4"/>// we could register more things here in this same plugin.</text:span></text:p>
      <text:p text:style-name="P6"><text:span text:style-name="T42">}</text:span></text:p>
      <text:p text:style-name="P6"><text:span text:style-name="T42">#include "FooShapePlugin.moc"</text:span></text:p>
      <text:p text:style-name="P6"><text:span text:style-name="T42">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2">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2">Example fooshape.desktop file:</text:span></text:p>
      <text:p text:style-name="P6"/>
      <text:p text:style-name="P6"><text:span text:style-name="T42">[Desktop Entry]</text:span></text:p>
      <text:p text:style-name="P6"><text:span text:style-name="T42">Encoding=UTF-8</text:span></text:p>
      <text:p text:style-name="P6"><text:span text:style-name="T42">Name=Foo Shape</text:span></text:p>
      <text:p text:style-name="P6"><text:span text:style-name="T42">ServiceTypes=Calligra/Flake</text:span></text:p>
      <text:p text:style-name="P6"><text:span text:style-name="T42">Type=Service</text:span></text:p>
      <text:p text:style-name="P6"><text:span text:style-name="T42">X-KDE-Library=fooshapelibrary</text:span></text:p>
      <text:p text:style-name="P6"><text:span text:style-name="T42">X-Flake-Version=1</text:span></text:p>
      <text:p text:style-name="P6"><text:span text:style-name="T42">After installing that file in the KDE services directory and installing your plugin where the application can open it, your plugin is system wide known and can be loaded by Calligra.</text:span></text:p>
      <text:p text:style-name="P9"/>
      <text:h text:outline-level="1" text:style-name="P5"><text:span text:style-name="T43">Qtcreator<text:s/></text:span></text:h>
      <text:p text:style-name="P6"><text:span text:style-name="T11">C:\Qt\AStyle\bin\AStyle.exe</text:span></text:p>
      <text:p text:style-name="P6"><text:span text:style-name="T44">style=ansi</text:span></text:p>
      <text:p text:style-name="P7"><text:span text:style-name="T44">add-braces</text:span></text:p>
      <text:p text:style-name="P7"><text:span text:style-name="T44">indent-switches</text:span></text:p>
      <text:p text:style-name="P7"/>
      <text:h text:outline-level="2" text:style-name="P11"><text:span text:style-name="T45">遇到的设置问题</text:span></text:h>
      <text:h text:outline-level="3" text:style-name="P12"><text:span text:style-name="T46">调试速度</text:span></text:h>
      <text:p text:style-name="P6"><text:span text:style-name="T46">Options/Build&amp;Run/General: 取消Always deploy project before running it</text:span></text:p>
      <text:p text:style-name="P6"/>
      <text:h text:outline-level="3" text:style-name="P12"><text:span text:style-name="T21">配置修改问题</text:span></text:h>
      <text:p text:style-name="P6"><text:span text:style-name="T47">不要轻易修改 Options/Debugger/CDB: Use Python dumper 取消会出现无法调试问题，需要删除</text:span></text:p>
      <text:p text:style-name="P6"><text:span text:style-name="T47">C:\Users\admin\AppData\Roaming\QtProject 配置相关信息 【不知是否与本机安装过多个版本qtcreator】</text:span></text:p>
      <text:p text:style-name="P6"/>
      <text:h text:outline-level="1" text:style-name="P5">网站收藏</text:h>
      <text:h text:outline-level="2" text:style-name="P11">油管</text:h>
      <text:p text:style-name="P6"><text:span text:style-name="T47">http://cn.ntdtv.com/gb/2021/08/26/a103200033.html</text:span></text:p>
      <text:h text:outline-level="2" text:style-name="P11">在线软件</text:h>
      <text:p text:style-name="P6"><text:span text:style-name="T47">https://www.offidocs.com/</text:span></text:p>
      <text:p text:style-name="P6"><text:span text:style-name="T47">官方代码参考</text:span></text:p>
      <text:p text:style-name="P6"><text:span text:style-name="T47">https://docs.microsoft.com/en-us/javascript/api/word?view=word-js-1.3</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20</meta:editing-cycles>
    <dc:date>2021-11-14T11:22:31</dc:date>
    <meta:creation-date>2008-08-22T11:41:04</meta:creation-date>
  </office:meta>
</office:document-meta>
</file>